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spectSupport.afterProperties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vrDelegate.evaluateTryFailure( Object retVal , TransactionAttribute txAttr , TransactionStatus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Info.has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setTransactionManagerBeanName( @ Nullable String transactionManager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HolderExce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.rollbackTransactionOnCancel( @ Nullable ReactiveTransactionInfo tx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ctiveTransactionInfo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Info.getTransaction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cleanupTransactionInfo( @ Nullable TransactionInfo tx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spectSupport.setBeanFactory( @ Nullable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.prepareTransactionInfo( @ Nullable ReactiveTransactionManager tm , @ Nullable TransactionAttribute txAttr , String joinpointIdentification , @ Nullable ReactiveTransaction trans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actionAspectSupport.currentTransaction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Info.getTransac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currentTransac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invokeWithinTransaction( Method method , @ Nullable Class &lt; ? &gt; targetClass , final InvocationCallback invocation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ReactiveTransactionInfo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fo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methodIdentification( Method method , @ Nullable Class &lt; ? &gt; targetClass , @ Nullable TransactionAttribute tx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AspectSupport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Delegate.awaitSingleOrNull( Publisher &lt; ? &gt; publisher , Object contin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clearTransactionManage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spectSupport.completeTransactionAfterThrowing( @ Nullable TransactionInfo txInfo , Throwable 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activeTransactionSupport.ReactiveTransactionSupport( ReactiveAdapter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TransactionAspectSup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spectSupport.setTransactionManager( @ Nullable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fo.bindTo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TransactionSupport.commitTransactionAfterReturning( @ Nullable ReactiveTransactionInfo tx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Info.getJoinpoin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prepareTransactionInfo( @ Nullable PlatformTransactionManager tm , @ Nullable TransactionAttribute txAttr , String joinpointIdentification , @ Nullable TransactionStatus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activeTransactionInfo.getTransac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commitTransactionAfterReturning( @ Nullable TransactionInfo tx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spectSuppor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vrDelegate.isVavrTry( Object ret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setTransactionAttributes( Properties transactio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spectSupport.setTransactionAttributeSource( @ Nullable TransactionAttributeSource transactionAttribut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Info.newReactiveTransaction( @ Nullable ReactiveTransaction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determineQualifiedTransactionManager( BeanFactory beanFactory , String qual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spectSupport.setTransactionAttributeSources( TransactionAttributeSource ... transactionAttribut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getTransactionManager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Info.getReactiv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getTransactionAttribu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fo.TransactionInfo( @ Nullable PlatformTransactionManager transactionManager , @ Nullable TransactionAttribute transactionAttribute , String joinpoint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Info.restoreThreadLocal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HolderException.ThrowableHolder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Info.ReactiveTransactionInfo( @ Nullable ReactiveTransactionManager transactionManager , @ Nullable TransactionAttribute transactionAttribute , String joinpoint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iveTransactionSupport.completeTransactionAfterThrowing( @ Nullable ReactiveTransactionInfo txInfo , Throwable 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ransactionInfo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TransactionSupport.createTransactionIfNecessary( ReactiveTransactionManager tm , @ Nullable TransactionAttribute txAttr , final String joinpointIdentifi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AspectSupport.asPlatformTransactionManager( @ Nullable Object transaction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otlinDelegate.asFlow( Publisher &lt; ? &gt;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Info.getJoinpoin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determineTransactionManager( @ Nullable TransactionAttribute txAt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ransactionAspectSupport.get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TransactionSupport.invokeWithinTransaction( Method method , @ Nullable Class &lt; ? &gt; targetClass , InvocationCallback invocation , @ Nullable TransactionAttribute txAttr , ReactiveTransactionManager rt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TransactionInfo.newTransactionStatus( @ Nullable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Support.createTransactionIfNecessary( @ Nullable PlatformTransactionManager tm , @ Nullable TransactionAttribute txAttr , final String joinpointIdentifi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ransactionAspectSupport.methodIdentification( Method method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